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12000000127E89CE4CAD5D84C2.png" manifest:media-type="image/png"/>
  <manifest:file-entry manifest:full-path="Pictures/100000000000012A00000025721F6A108FA409E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07e8" officeooo:paragraph-rsid="000407e8"/>
    </style:style>
    <style:style style:name="P2" style:family="paragraph" style:parent-style-name="Text_20_body">
      <style:text-properties officeooo:rsid="000407e8" officeooo:paragraph-rsid="000407e8"/>
    </style:style>
    <style:style style:name="P3" style:family="paragraph" style:parent-style-name="Text_20_body">
      <style:text-properties officeooo:rsid="0005e00d" officeooo:paragraph-rsid="0005e00d"/>
    </style:style>
    <style:style style:name="P4" style:family="paragraph" style:parent-style-name="Text_20_body">
      <style:text-properties officeooo:rsid="00098d18" officeooo:paragraph-rsid="00098d18"/>
    </style:style>
    <style:style style:name="P5" style:family="paragraph" style:parent-style-name="Text_20_body">
      <style:text-properties officeooo:rsid="0009b043" officeooo:paragraph-rsid="0009b043"/>
    </style:style>
    <style:style style:name="P6" style:family="paragraph" style:parent-style-name="Text_20_body">
      <style:text-properties officeooo:rsid="000a409b" officeooo:paragraph-rsid="000a409b"/>
    </style:style>
    <style:style style:name="P7" style:family="paragraph" style:parent-style-name="Text_20_body">
      <style:text-properties officeooo:rsid="000e17f7" officeooo:paragraph-rsid="000e17f7"/>
    </style:style>
    <style:style style:name="P8" style:family="paragraph" style:parent-style-name="Text_20_body">
      <style:text-properties officeooo:rsid="000fe9ca" officeooo:paragraph-rsid="0010041b"/>
    </style:style>
    <style:style style:name="P9" style:family="paragraph" style:parent-style-name="Text_20_body">
      <style:text-properties officeooo:rsid="0010bda5" officeooo:paragraph-rsid="0010bda5"/>
    </style:style>
    <style:style style:name="P10" style:family="paragraph" style:parent-style-name="Text_20_body">
      <style:text-properties officeooo:rsid="00111b3e" officeooo:paragraph-rsid="00111b3e"/>
    </style:style>
    <style:style style:name="P11" style:family="paragraph" style:parent-style-name="Text_20_body">
      <style:text-properties officeooo:rsid="00140443" officeooo:paragraph-rsid="00140443"/>
    </style:style>
    <style:style style:name="P12" style:family="paragraph" style:parent-style-name="Text_20_body">
      <style:text-properties officeooo:rsid="0015c23f" officeooo:paragraph-rsid="0015c23f"/>
    </style:style>
    <style:style style:name="P13" style:family="paragraph" style:parent-style-name="Text_20_body" style:list-style-name="L1">
      <style:text-properties officeooo:rsid="0015c23f" officeooo:paragraph-rsid="0015c23f"/>
    </style:style>
    <style:style style:name="P14" style:family="paragraph" style:parent-style-name="Text_20_body">
      <style:text-properties officeooo:rsid="0016b72f" officeooo:paragraph-rsid="0016b72f"/>
    </style:style>
    <style:style style:name="P15" style:family="paragraph" style:parent-style-name="Text_20_body">
      <style:text-properties officeooo:rsid="0018912c" officeooo:paragraph-rsid="0018912c"/>
    </style:style>
    <style:style style:name="P16" style:family="paragraph" style:parent-style-name="Text_20_body">
      <style:text-properties officeooo:rsid="001972de" officeooo:paragraph-rsid="001972de"/>
    </style:style>
    <style:style style:name="P17" style:family="paragraph" style:parent-style-name="Text_20_body">
      <style:text-properties officeooo:rsid="0019d196" officeooo:paragraph-rsid="0019d196"/>
    </style:style>
    <style:style style:name="P18" style:family="paragraph" style:parent-style-name="Text_20_body">
      <style:text-properties officeooo:rsid="001ad0a9" officeooo:paragraph-rsid="001ad0a9"/>
    </style:style>
    <style:style style:name="P19" style:family="paragraph" style:parent-style-name="Text_20_body">
      <style:text-properties officeooo:rsid="001c9c37" officeooo:paragraph-rsid="001c9c37"/>
    </style:style>
    <style:style style:name="P20" style:family="paragraph" style:parent-style-name="Text_20_body">
      <style:text-properties officeooo:rsid="001d96e8" officeooo:paragraph-rsid="001d96e8"/>
    </style:style>
    <style:style style:name="P21" style:family="paragraph" style:parent-style-name="Text_20_body">
      <style:text-properties officeooo:rsid="001eccf2" officeooo:paragraph-rsid="001eccf2"/>
    </style:style>
    <style:style style:name="P22" style:family="paragraph" style:parent-style-name="Text_20_body">
      <style:text-properties officeooo:rsid="00206d21" officeooo:paragraph-rsid="00206d21"/>
    </style:style>
    <style:style style:name="P23" style:family="paragraph" style:parent-style-name="Text_20_body">
      <style:text-properties officeooo:rsid="00229da5" officeooo:paragraph-rsid="00229da5"/>
    </style:style>
    <style:style style:name="P24" style:family="paragraph" style:parent-style-name="Text_20_body">
      <style:text-properties officeooo:rsid="0023d341" officeooo:paragraph-rsid="0023d341"/>
    </style:style>
    <style:style style:name="P25" style:family="paragraph" style:parent-style-name="Text_20_body">
      <style:text-properties officeooo:rsid="00252df2" officeooo:paragraph-rsid="00252df2"/>
    </style:style>
    <style:style style:name="P26" style:family="paragraph" style:parent-style-name="Text_20_body">
      <style:text-properties officeooo:rsid="0026760c" officeooo:paragraph-rsid="0026760c"/>
    </style:style>
    <style:style style:name="P27" style:family="paragraph" style:parent-style-name="Text_20_body">
      <style:text-properties officeooo:rsid="0026935a" officeooo:paragraph-rsid="0026935a"/>
    </style:style>
    <style:style style:name="P28" style:family="paragraph" style:parent-style-name="Text_20_body">
      <style:text-properties officeooo:rsid="00271260" officeooo:paragraph-rsid="00271260"/>
    </style:style>
    <style:style style:name="P29" style:family="paragraph" style:parent-style-name="Text_20_body">
      <style:text-properties officeooo:rsid="002898af" officeooo:paragraph-rsid="002898af"/>
    </style:style>
    <style:style style:name="P30" style:family="paragraph" style:parent-style-name="Text_20_body">
      <style:text-properties officeooo:rsid="00294486" officeooo:paragraph-rsid="00294486"/>
    </style:style>
    <style:style style:name="P31" style:family="paragraph" style:parent-style-name="Text_20_body">
      <style:text-properties officeooo:rsid="002a78e1" officeooo:paragraph-rsid="002a78e1"/>
    </style:style>
    <style:style style:name="P32" style:family="paragraph" style:parent-style-name="Text_20_body">
      <style:text-properties officeooo:rsid="002aa47c" officeooo:paragraph-rsid="002aa47c"/>
    </style:style>
    <style:style style:name="P33" style:family="paragraph" style:parent-style-name="Text_20_body">
      <style:text-properties officeooo:rsid="002e5f56" officeooo:paragraph-rsid="002e5f56"/>
    </style:style>
    <style:style style:name="P34" style:family="paragraph" style:parent-style-name="Text_20_body">
      <style:text-properties officeooo:rsid="002ff2ce" officeooo:paragraph-rsid="002ff2ce"/>
    </style:style>
    <style:style style:name="P35" style:family="paragraph" style:parent-style-name="Text_20_body">
      <style:text-properties officeooo:rsid="0030494c" officeooo:paragraph-rsid="0030494c"/>
    </style:style>
    <style:style style:name="P36" style:family="paragraph" style:parent-style-name="Text_20_body">
      <style:text-properties officeooo:rsid="00305cb1" officeooo:paragraph-rsid="00305cb1"/>
    </style:style>
    <style:style style:name="P37" style:family="paragraph" style:parent-style-name="Text_20_body">
      <style:text-properties officeooo:rsid="00305cb1" officeooo:paragraph-rsid="0031ab2d"/>
    </style:style>
    <style:style style:name="P38" style:family="paragraph" style:parent-style-name="Text_20_body">
      <style:text-properties fo:language="en" fo:country="US" officeooo:rsid="0031ab2d" officeooo:paragraph-rsid="0031ab2d"/>
    </style:style>
    <style:style style:name="P39" style:family="paragraph" style:parent-style-name="Text_20_body">
      <style:text-properties fo:language="en" fo:country="US" officeooo:rsid="0032f33a" officeooo:paragraph-rsid="0032f33a"/>
    </style:style>
    <style:style style:name="P40" style:family="paragraph" style:parent-style-name="Text_20_body">
      <style:text-properties fo:language="en" fo:country="US" officeooo:rsid="003404d9" officeooo:paragraph-rsid="003404d9"/>
    </style:style>
    <style:style style:name="P41" style:family="paragraph" style:parent-style-name="Text_20_body">
      <style:text-properties officeooo:rsid="0032f33a" officeooo:paragraph-rsid="0032f33a"/>
    </style:style>
    <style:style style:name="P42" style:family="paragraph" style:parent-style-name="Text_20_body">
      <style:paragraph-properties fo:break-before="page"/>
      <style:text-properties officeooo:rsid="001972de" officeooo:paragraph-rsid="001972de"/>
    </style:style>
    <style:style style:name="P43" style:family="paragraph" style:parent-style-name="Text_20_body">
      <style:paragraph-properties fo:padding="0.074cm" fo:border-left="none" fo:border-right="none" fo:border-top="none" fo:border-bottom="0.06pt solid #000000" style:join-border="false"/>
      <style:text-properties officeooo:rsid="00271260" officeooo:paragraph-rsid="00271260"/>
    </style:style>
    <style:style style:name="P44" style:family="paragraph" style:parent-style-name="Text_20_body">
      <style:paragraph-properties fo:padding="0.074cm" fo:border-left="none" fo:border-right="none" fo:border-top="none" fo:border-bottom="0.06pt solid #000000" style:join-border="false"/>
      <style:text-properties officeooo:rsid="00271260" officeooo:paragraph-rsid="0026935a"/>
    </style:style>
    <style:style style:name="P45" style:family="paragraph" style:parent-style-name="Text_20_body">
      <style:paragraph-properties fo:padding="0.074cm" fo:border-left="none" fo:border-right="none" fo:border-top="none" fo:border-bottom="0.06pt solid #000000" style:join-border="false"/>
      <style:text-properties officeooo:rsid="002898af" officeooo:paragraph-rsid="00271260"/>
    </style:style>
    <style:style style:name="P46" style:family="paragraph" style:parent-style-name="Text_20_body">
      <style:paragraph-properties fo:padding="0.074cm" fo:border-left="none" fo:border-right="none" fo:border-top="none" fo:border-bottom="0.06pt solid #000000" style:join-border="false"/>
      <style:text-properties officeooo:rsid="002898af" officeooo:paragraph-rsid="002898af"/>
    </style:style>
    <style:style style:name="P47" style:family="paragraph" style:parent-style-name="Text_20_body">
      <style:paragraph-properties fo:padding="0.074cm" fo:border-left="none" fo:border-right="none" fo:border-top="none" fo:border-bottom="0.06pt solid #000000" style:join-border="false"/>
      <style:text-properties officeooo:rsid="002aa47c" officeooo:paragraph-rsid="002a78e1"/>
    </style:style>
    <style:style style:name="P48" style:family="paragraph" style:parent-style-name="Text_20_body">
      <style:paragraph-properties fo:padding="0.074cm" fo:border-left="none" fo:border-right="none" fo:border-top="none" fo:border-bottom="0.06pt solid #000000" style:join-border="false"/>
      <style:text-properties officeooo:rsid="002e5f56" officeooo:paragraph-rsid="002aa47c"/>
    </style:style>
    <style:style style:name="P49" style:family="paragraph" style:parent-style-name="Heading_20_1" style:list-style-name="">
      <style:text-properties officeooo:paragraph-rsid="00098d18"/>
    </style:style>
    <style:style style:name="P50" style:family="paragraph" style:parent-style-name="Heading_20_1">
      <style:paragraph-properties fo:break-before="page"/>
    </style:style>
    <style:style style:name="P51" style:family="paragraph" style:parent-style-name="Heading_20_1">
      <style:paragraph-properties fo:break-before="page"/>
      <style:text-properties officeooo:paragraph-rsid="00098d18"/>
    </style:style>
    <style:style style:name="P52" style:family="paragraph" style:parent-style-name="Heading_20_2">
      <style:text-properties officeooo:paragraph-rsid="0009b043"/>
    </style:style>
    <style:style style:name="P53" style:family="paragraph" style:parent-style-name="Heading_20_2">
      <style:text-properties style:text-underline-style="none"/>
    </style:style>
    <style:style style:name="P54" style:family="paragraph" style:parent-style-name="Heading_20_2" style:list-style-name=""/>
    <style:style style:name="P55" style:family="paragraph" style:parent-style-name="Heading_20_2">
      <style:paragraph-properties fo:break-before="page"/>
    </style:style>
    <style:style style:name="P56" style:family="paragraph" style:parent-style-name="Preformatted_20_Text">
      <style:text-properties fo:color="#000000" style:font-name="Courier New"/>
    </style:style>
    <style:style style:name="P57" style:family="paragraph" style:parent-style-name="Preformatted_20_Text">
      <loext:graphic-properties draw:fill="solid" draw:fill-color="#ffffff" draw:opacity="100%"/>
      <style:paragraph-properties fo:background-color="#ffffff"/>
      <style:text-properties fo:color="#000000" style:font-name="Courier New"/>
    </style:style>
    <style:style style:name="P58" style:family="paragraph" style:parent-style-name="Preformatted_20_Text">
      <style:text-properties fo:color="#000000" style:font-name="Courier New" officeooo:rsid="001d96e8" officeooo:paragraph-rsid="001d96e8"/>
    </style:style>
    <style:style style:name="P59" style:family="paragraph" style:parent-style-name="Preformatted_20_Text">
      <style:text-properties fo:color="#000000" style:font-name="Courier New" officeooo:rsid="0023d341" officeooo:paragraph-rsid="0023d341"/>
    </style:style>
    <style:style style:name="P60" style:family="paragraph" style:parent-style-name="Preformatted_20_Text">
      <style:text-properties fo:color="#000000" style:font-name="Courier New" officeooo:rsid="00271260" officeooo:paragraph-rsid="00271260"/>
    </style:style>
    <style:style style:name="P61" style:family="paragraph" style:parent-style-name="Preformatted_20_Text">
      <style:text-properties fo:color="#000000" style:font-name="Courier New" officeooo:rsid="002898af" officeooo:paragraph-rsid="002898af"/>
    </style:style>
    <style:style style:name="P62" style:family="paragraph" style:parent-style-name="Preformatted_20_Text">
      <style:text-properties fo:color="#000000" style:font-name="Courier New" officeooo:rsid="002aa47c" officeooo:paragraph-rsid="002aa47c"/>
    </style:style>
    <style:style style:name="P63" style:family="paragraph" style:parent-style-name="Preformatted_20_Text">
      <style:text-properties fo:color="#000000" style:font-name="Courier New" officeooo:rsid="002e5f56" officeooo:paragraph-rsid="002e5f56"/>
    </style:style>
    <style:style style:name="P64" style:family="paragraph" style:parent-style-name="Preformatted_20_Text">
      <loext:graphic-properties draw:fill="solid" draw:fill-color="#ffffff" draw:opacity="100%"/>
      <style:paragraph-properties fo:background-color="#ffffff"/>
      <style:text-properties fo:color="#000000"/>
    </style:style>
    <style:style style:name="P65" style:family="paragraph" style:parent-style-name="Preformatted_20_Text">
      <style:text-properties officeooo:rsid="0026935a" officeooo:paragraph-rsid="0026935a"/>
    </style:style>
    <style:style style:name="P66" style:family="paragraph" style:parent-style-name="Preformatted_20_Text">
      <style:text-properties officeooo:rsid="002aa47c" officeooo:paragraph-rsid="002aa47c"/>
    </style:style>
    <style:style style:name="P6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style:style>
    <style:style style:name="P6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 officeooo:paragraph-rsid="0018912c"/>
    </style:style>
    <style:style style:name="T1" style:family="text">
      <style:text-properties officeooo:rsid="0005e00d"/>
    </style:style>
    <style:style style:name="T2" style:family="text">
      <style:text-properties officeooo:rsid="00098d18"/>
    </style:style>
    <style:style style:name="T3" style:family="text">
      <style:text-properties officeooo:rsid="000a409b"/>
    </style:style>
    <style:style style:name="T4" style:family="text">
      <style:text-properties fo:color="#000000" style:font-name="Courier New"/>
    </style:style>
    <style:style style:name="T5" style:family="text">
      <style:text-properties fo:color="#000000" style:font-name="Courier New" fo:background-color="#efefef" loext:char-shading-value="0"/>
    </style:style>
    <style:style style:name="T6" style:family="text">
      <style:text-properties officeooo:rsid="000ba805"/>
    </style:style>
    <style:style style:name="T7" style:family="text">
      <style:text-properties officeooo:rsid="000f0301"/>
    </style:style>
    <style:style style:name="T8" style:family="text">
      <style:text-properties officeooo:rsid="0010041b"/>
    </style:style>
    <style:style style:name="T9" style:family="text">
      <style:text-properties officeooo:rsid="00140443"/>
    </style:style>
    <style:style style:name="T10" style:family="text">
      <style:text-properties fo:color="#000080"/>
    </style:style>
    <style:style style:name="T11" style:family="text">
      <style:text-properties fo:color="#000080" fo:font-weight="bold"/>
    </style:style>
    <style:style style:name="T12" style:family="text">
      <style:text-properties fo:color="#000080" fo:font-weight="bold" fo:background-color="#efefef" loext:char-shading-value="0"/>
    </style:style>
    <style:style style:name="T13" style:family="text">
      <style:text-properties fo:color="#000080" style:font-name="Courier New" fo:font-weight="bold"/>
    </style:style>
    <style:style style:name="T14" style:family="text">
      <style:text-properties fo:color="#000080" style:font-name="Courier New" fo:font-weight="bold" fo:background-color="#efefef" loext:char-shading-value="0"/>
    </style:style>
    <style:style style:name="T15" style:family="text">
      <style:text-properties fo:color="#008000" fo:font-weight="bold"/>
    </style:style>
    <style:style style:name="T16" style:family="text">
      <style:text-properties fo:color="#008000" fo:font-weight="bold" fo:background-color="#efefef" loext:char-shading-value="0"/>
    </style:style>
    <style:style style:name="T17" style:family="text">
      <style:text-properties fo:color="#008000" style:font-name="Courier New" fo:font-weight="bold"/>
    </style:style>
    <style:style style:name="T18" style:family="text">
      <style:text-properties fo:color="#008000" style:font-name="Courier New" fo:font-weight="bold" fo:background-color="#efefef" loext:char-shading-value="0"/>
    </style:style>
    <style:style style:name="T19" style:family="text">
      <style:text-properties fo:color="#008000" style:font-name="Courier New" fo:background-color="#efefef" loext:char-shading-value="0"/>
    </style:style>
    <style:style style:name="T20" style:family="text">
      <style:text-properties style:font-name="Courier New"/>
    </style:style>
    <style:style style:name="T21" style:family="text">
      <style:text-properties fo:color="#660e7a" style:font-name="Courier New" fo:font-weight="bold"/>
    </style:style>
    <style:style style:name="T22" style:family="text">
      <style:text-properties fo:color="#660e7a" style:font-name="Courier New" fo:font-weight="bold" fo:background-color="#efefef" loext:char-shading-value="0"/>
    </style:style>
    <style:style style:name="T23" style:family="text">
      <style:text-properties fo:color="#660e7a" style:font-name="Courier New" fo:font-style="italic"/>
    </style:style>
    <style:style style:name="T24" style:family="text">
      <style:text-properties fo:color="#660e7a" fo:font-weight="bold"/>
    </style:style>
    <style:style style:name="T25" style:family="text">
      <style:text-properties fo:color="#660e7a" fo:font-weight="bold" fo:background-color="#efefef" loext:char-shading-value="0"/>
    </style:style>
    <style:style style:name="T26" style:family="text">
      <style:text-properties fo:color="#660e7a" fo:font-style="italic" fo:font-weight="bold" fo:background-color="#efefef" loext:char-shading-value="0"/>
    </style:style>
    <style:style style:name="T27" style:family="text">
      <style:text-properties officeooo:rsid="001972de"/>
    </style:style>
    <style:style style:name="T28" style:family="text">
      <style:text-properties fo:font-style="italic" style:font-style-asian="italic" style:font-style-complex="italic"/>
    </style:style>
    <style:style style:name="T29" style:family="text">
      <style:text-properties fo:color="#7a7a43"/>
    </style:style>
    <style:style style:name="T30" style:family="text">
      <style:text-properties fo:color="#7a7a43" fo:font-weight="bold" fo:background-color="#efefef" loext:char-shading-value="0"/>
    </style:style>
    <style:style style:name="T31" style:family="text">
      <style:text-properties officeooo:rsid="00252df2"/>
    </style:style>
    <style:style style:name="T32" style:family="text">
      <style:text-properties officeooo:rsid="0026935a"/>
    </style:style>
    <style:style style:name="T33" style:family="text">
      <style:text-properties fo:background-color="#efefef" loext:char-shading-value="0"/>
    </style:style>
    <style:style style:name="T34" style:family="text">
      <style:text-properties fo:color="#0000ff"/>
    </style:style>
    <style:style style:name="T35" style:family="text">
      <style:text-properties fo:color="#0000ff" fo:font-weight="bold"/>
    </style:style>
    <style:style style:name="T36" style:family="text">
      <style:text-properties fo:color="#0000ff" fo:font-weight="bold" fo:background-color="#efefef" loext:char-shading-value="0"/>
    </style:style>
    <style:style style:name="T37" style:family="text">
      <style:text-properties fo:color="#0000ff" style:font-name="Courier New" fo:font-weight="bold" fo:background-color="#efefef" loext:char-shading-value="0"/>
    </style:style>
    <style:style style:name="T38" style:family="text">
      <style:text-properties fo:color="#009900"/>
    </style:style>
    <style:style style:name="T39" style:family="text">
      <style:text-properties fo:color="#999999"/>
    </style:style>
    <style:style style:name="T40" style:family="text">
      <style:text-properties officeooo:rsid="002898af"/>
    </style:style>
    <style:style style:name="T41" style:family="text">
      <style:text-properties officeooo:rsid="002a524b"/>
    </style:style>
    <style:style style:name="T42" style:family="text">
      <style:text-properties officeooo:rsid="0030494c"/>
    </style:style>
    <style:style style:name="T43" style:family="text">
      <style:text-properties officeooo:rsid="0031ab2d"/>
    </style:style>
    <style:style style:name="T44" style:family="text">
      <style:text-properties fo:language="en" fo:country="US"/>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g2-image-upload</text:p>
      <text:p text:style-name="P1">Helaas moet ik opnieuw beginnen maar de tweede keer zal het wel sneller gaan :)</text:p>
      <text:p text:style-name="P1">Nu wel alles in git-hub bewaren</text:p>
      <text:h text:style-name="Heading_20_1" text:outline-level="1">Plan</text:h>
      <text:h text:style-name="Heading_20_2" text:outline-level="2"><text:span text:style-name="T2">P</text:span>roject aanmaken</text:h>
      <text:p text:style-name="P2">De eerste stap is om de elementen van de node_modules te copieren in de ni<text:span text:style-name="T1">euwe app</text:span></text:p>
      <text:h text:style-name="Heading_20_2" text:outline-level="2">Alle elementen copieren van node_modules naar app</text:h>
      <text:p text:style-name="P4">Na de installatie van ng2-image-upload moeten de elementen direct geplaatst worden in de app directory</text:p>
      <text:h text:style-name="Heading_20_2" text:outline-level="2">Bootstrap en font-awesome toevoegen</text:h>
      <text:p text:style-name="P9">Alleen css niet de npm module.</text:p>
      <text:h text:style-name="P53" text:outline-level="2">Documente<text:span text:style-name="T6">re</text:span>n</text:h>
      <text:p text:style-name="P3">De componeneten benoemen en hun werking beschrijven<text:line-break/>Bij de models bv interface etc</text:p>
      <text:p text:style-name="P3">Als de app werkt deze op heroku plaatsen</text:p>
      <text:p text:style-name="P3"/>
      <text:p text:style-name="P1"/>
      <text:h text:style-name="P49" text:outline-level="1"/>
      <text:h text:style-name="P51" text:outline-level="1">Project aanmaken</text:h>
      <text:h text:style-name="Heading_20_2" text:outline-level="2">Ng new</text:h>
      <text:p text:style-name="P5">Het aanmaken van een nieuw project begint met angular-cli: ‘ng new projectnaam’<text:line-break/>Er wordt vervolgens een nieuwe directory met dat projectnaam gemaakt met daarin alle benodigde bestanden.</text:p>
      <text:h text:style-name="Heading_20_2" text:outline-level="2">IntelliJ</text:h>
      <text:p text:style-name="P5">Om dit project op te nemen moet in IntelliJ moet een nieuw project worden aangemaakt op basis van bestaande code: ‘File/New/Project from Existing Sources...’</text:p>
      <text:h text:style-name="P52" text:outline-level="2">Github</text:h>
      <text:p text:style-name="P5">Met behulp van GitHub Desktop wordt de nieuwe repository op Git geplaatst</text:p>
      <text:h text:style-name="Heading_20_2" text:outline-level="2">GitKraken</text:h>
      <text:p text:style-name="P5">Ik weet nog niet of in GitKraken ga gebruiken.<text:line-break/>Het was even lastig om zowel de locale als de remote repository toe te voegen.</text:p>
      <text:h text:style-name="P50" text:outline-level="1">Elementen <text:span text:style-name="T3">k</text:span>opi<text:span text:style-name="T3">ë</text:span>ren</text:h>
      <text:p text:style-name="P6">Van de vorige keer wist ik dat de interface appart moest. Wat ik echter verkeerd had gedaan was om de selector van de ImageUploadComponent te wijzigen. Omdat de component was gemaakt met cli was de selector app-image-upload, dat moest zijn image-upload zonder app.</text:p>
      <text:p text:style-name="P6">Ik kreeg steeds een vreemde melding dat de config niet te vinden was. Maar dat kwam omdat de hele component niet te vinden was.</text:p>
      <text:p text:style-name="P8"><text:span text:style-name="T8">\src\app</text:span><text:line-break/>---<text:tab/>app.component.css<text:line-break/>---<text:tab/>app.component.html<text:line-break/>---<text:tab/>app.component.spec.ts<text:line-break/>---<text:tab/>app.component.ts<text:line-break/>---<text:tab/>app.module.ts</text:p>
      <text:p text:style-name="P7"><text:tab/>---<text:tab/>components<text:line-break/><text:tab/><text:tab/>---<text:tab/>index.ts</text:p>
      <text:p text:style-name="P7"><text:tab/><text:tab/><text:tab/>---<text:tab/>image-upload<text:line-break/><text:tab/><text:tab/><text:tab/><text:tab/>---<text:tab/><text:tab/>image-upload.component.css<text:line-break/><text:tab/><text:tab/><text:tab/><text:tab/>---<text:tab/><text:tab/>image-upload.component.html<text:line-break/><text:tab/><text:tab/><text:tab/><text:tab/>---<text:tab/><text:tab/>image-upload.component.spec.ts<text:line-break/><text:tab/><text:tab/><text:tab/><text:tab/>---<text:tab/><text:tab/>image-upload.component.ts</text:p>
      <text:p text:style-name="P7"><text:tab/>---<text:tab/>enums<text:line-break/><text:tab/><text:tab/>---<text:tab/>error-type.enum.ts<text:line-break/><text:tab/><text:tab/><text:span text:style-name="T7">-</text:span>--<text:tab/>index.ts</text:p>
      <text:p text:style-name="P7"><text:tab/>---<text:tab/>models<text:line-break/><text:tab/><text:tab/>---<text:tab/>error.model.ts<text:line-break/><text:tab/><text:tab/>---<text:tab/><text:span text:style-name="T7">image-upload-config.interface.ts<text:line-break/></text:span><text:tab/><text:tab/><text:span text:style-name="T7">---<text:tab/>image-upload-config.model.ts<text:line-break/></text:span><text:tab/><text:tab/><text:span text:style-name="T7">---<text:tab/>image-upload.model.ts<text:line-break/></text:span><text:tab/><text:tab/><text:span text:style-name="T7">---<text:tab/>index.ts</text:span></text:p>
      <text:p text:style-name="P7"><text:tab/>---<text:tab/>pipes<text:line-break/><text:tab/><text:tab/><text:span text:style-name="T7">---<text:tab/>file-size.pipe.spec.ts<text:line-break/></text:span><text:tab/><text:tab/><text:span text:style-name="T7">---<text:tab/>file-size.pipe.ts<text:line-break/></text:span><text:tab/><text:tab/><text:span text:style-name="T7">---<text:tab/>index.ts</text:span></text:p>
      <text:h text:style-name="P50" text:outline-level="1">Style toevoegen</text:h>
      <text:p text:style-name="P10">Ik hou het heel eenvoudig door <text:a xlink:type="simple" xlink:href="http://getbootstrap.com/" text:style-name="Internet_20_link" text:visited-style-name="Visited_20_Internet_20_Link">bootstrap</text:a> en <text:a xlink:type="simple" xlink:href="http://fontawesome.io/" text:style-name="Internet_20_link" text:visited-style-name="Visited_20_Internet_20_Link">font</text:a><text:a xlink:type="simple" xlink:href="http://fontawesome.io/" text:style-name="Internet_20_link" text:visited-style-name="Visited_20_Internet_20_Link"><text:span text:style-name="T9">-</text:span></text:a><text:a xlink:type="simple" xlink:href="http://fontawesome.io/" text:style-name="Internet_20_link" text:visited-style-name="Visited_20_Internet_20_Link">awesome</text:a> toe te voegen.<text:line-break/><text:span text:style-name="T9">Ik had er ook voor kunnen kiezen om ng2-bootstrap te installeren, maar dit vondt ik eenvoudiger.</text:span></text:p>
      <text:p text:style-name="P11">In de directory assests heb ik de css folder gemaakt met daarin bootstrap.min.css en font-awesome.min.css. Ook is de het fonts directory toegevoegd</text:p>
      <text:p text:style-name="P14">Door in de styles.css de verwijzing (@import) naar de stylesheets op te nemen, werkt het direct</text:p>
      <text:p text:style-name="P14">Voor de layout heb ik de index.html alles binnen de body in een container geplaats.</text:p>
      <text:p text:style-name="P10"/>
      <text:p text:style-name="P10"/>
      <text:p text:style-name="P10"/>
      <text:h text:style-name="P50" text:outline-level="1">Models</text:h>
      <text:p text:style-name="P12">De applicatie maakt gebruik van drie modellen.</text:p>
      <text:list xml:id="list1353957616199487679" text:style-name="L1">
        <text:list-item>
          <text:p text:style-name="P13">Error<text:tab/>voor het tonen van specifieke foutmeldingen</text:p>
        </text:list-item>
        <text:list-item>
          <text:p text:style-name="P13">image-upload<text:tab/>hierin staan de gegevens van de afbeelding</text:p>
        </text:list-item>
        <text:list-item>
          <text:p text:style-name="P13">image-upload-config<text:tab/>hierin staan de configuratie elementen voor de applicatie</text:p>
        </text:list-item>
      </text:list>
      <text:p text:style-name="P12">Daarnaast wordt voor de image-upload-config gebruik gemaakt van een interface. Deze heb ik appart opgenomen ivm foutmeldingen.</text:p>
      <text:h text:style-name="P54" text:outline-level="2"/>
      <text:h text:style-name="P55" text:outline-level="2">Error</text:h>
      <text:p text:style-name="P56"><text:span text:style-name="T11">import </text:span>{ ErrorType } <text:span text:style-name="T11">from </text:span><text:span text:style-name="T15">'../enums'</text:span>;</text:p>
      <text:p text:style-name="P56"/>
      <text:p text:style-name="P57"><text:span text:style-name="T11">export class </text:span>Error {</text:p>
      <text:p text:style-name="P64"><text:s text:c="4"/><text:span text:style-name="T13">public </text:span><text:span text:style-name="T21">type</text:span><text:span text:style-name="T20">: ErrorType;</text:span></text:p>
      <text:p text:style-name="P64"><text:s text:c="4"/><text:span text:style-name="T13">public </text:span><text:span text:style-name="T21">message</text:span><text:span text:style-name="T20">: </text:span><text:span text:style-name="T13">string</text:span><text:span text:style-name="T20">;</text:span></text:p>
      <text:p text:style-name="P64"><text:span text:style-name="T20"/></text:p>
      <text:p text:style-name="P64"><text:s text:c="4"/><text:span text:style-name="T13">constructor</text:span><text:span text:style-name="T20">(type: ErrorType, message: </text:span><text:span text:style-name="T13">string</text:span><text:span text:style-name="T20">) {</text:span></text:p>
      <text:p text:style-name="P64"><text:s text:c="8"/><text:span text:style-name="T13">this</text:span><text:span text:style-name="T20">.</text:span><text:span text:style-name="T21">type </text:span><text:span text:style-name="T20">= type;</text:span></text:p>
      <text:p text:style-name="P64"><text:s text:c="8"/><text:span text:style-name="T13">this</text:span><text:span text:style-name="T20">.</text:span><text:span text:style-name="T21">message </text:span><text:span text:style-name="T20">= message;</text:span></text:p>
      <text:p text:style-name="P64"><text:s text:c="4"/><text:span text:style-name="T20">}</text:span></text:p>
      <text:p text:style-name="P68">}</text:p>
      <text:h text:style-name="Heading_20_3" text:outline-level="3">Beschrijving</text:h>
      <text:p text:style-name="P15">De Error model bestaat uit twee elementen type en message.</text:p>
      <text:p text:style-name="P15">De type maakt gebruik van de enum ErrorType. De enum is niets meer dan een keuzelijst met alias.</text:p>
      <text:h text:style-name="Heading_20_3" text:outline-level="3">Waar gebruikt</text:h>
      <text:p text:style-name="P15"/>
      <text:h text:style-name="Heading_20_3" text:outline-level="3">actie</text:h>
      <text:p text:style-name="P15">Is het niet mooier om de elementen private te maken?</text:p>
      <text:p text:style-name="P14"/>
      <text:p text:style-name="P14"/>
      <text:h text:style-name="P55" text:outline-level="2">Image-upload</text:h>
      <text:p text:style-name="P56"><text:span text:style-name="T11">export class </text:span>ImageUpload {</text:p>
      <text:p text:style-name="P56"/>
      <text:p text:style-name="P64"><text:s text:c="4"/><text:span text:style-name="T13">constructor</text:span><text:span text:style-name="T20">(</text:span></text:p>
      <text:p text:style-name="P64"><text:s text:c="8"/><text:span text:style-name="T13">public </text:span><text:span text:style-name="T20">data: </text:span><text:span text:style-name="T13">any</text:span><text:span text:style-name="T20">,</text:span></text:p>
      <text:p text:style-name="P64"><text:s text:c="8"/><text:span text:style-name="T13">public </text:span><text:span text:style-name="T20">fileName: </text:span><text:span text:style-name="T13">string</text:span><text:span text:style-name="T20">,</text:span></text:p>
      <text:p text:style-name="P64"><text:s text:c="8"/><text:span text:style-name="T13">public </text:span><text:span text:style-name="T20">size: </text:span><text:span text:style-name="T13">number</text:span></text:p>
      <text:p text:style-name="P64"><text:span text:style-name="T10"><text:s text:c="4"/></text:span><text:span text:style-name="T20">) { <text:s/>}</text:span></text:p>
      <text:p text:style-name="P67">}</text:p>
      <text:h text:style-name="Heading_20_3" text:outline-level="3">Beschrijving</text:h>
      <text:p text:style-name="P15">De ImageUpload bestaat uit drie elementen die betrekking op de afbeelding.</text:p>
      <text:p text:style-name="P15">De data wordt gevuld met de hash van de afbeelding, dus uiteindelijk gewoon een string.<text:line-break/>De filename is de orginele bestandsnaam<text:line-break/>De size <text:span text:style-name="T27">is de groote in bytes van het bestand</text:span></text:p>
      <text:p text:style-name="P16">Deze gegevens komen overeen met de gegevens die teruggegeven worden door de <text:a xlink:type="simple" xlink:href="https://www.w3.org/TR/html-markup/input.file.html" text:style-name="Internet_20_link" text:visited-style-name="Visited_20_Internet_20_Link">html input type=file</text:a></text:p>
      <text:p text:style-name="P16">Wat mij opvalt is de de elementen niet voor de constructor worden benoemd</text:p>
      <text:p text:style-name="P15"/>
      <text:h text:style-name="Heading_20_3" text:outline-level="3">Waar gebruikt</text:h>
      <text:p text:style-name="P15"/>
      <text:h text:style-name="Heading_20_3" text:outline-level="3">Actie</text:h>
      <text:p text:style-name="P16">Is het mogelijk om ook de width en height terug te krijgen</text:p>
      <text:p text:style-name="P16">Mischien ook bij deze de elementen als private opnemen ??</text:p>
      <text:p text:style-name="P16"/>
      <text:p text:style-name="P16"/>
      <text:p text:style-name="P42"/>
      <text:h text:style-name="Heading_20_2" text:outline-level="2">Image-upload-config</text:h>
      <text:p text:style-name="P56"><text:span text:style-name="T11">import </text:span>{IImageUploadConfiguration} <text:span text:style-name="T11">from </text:span><text:span text:style-name="T15">"./image-upload-config.interface"</text:span>;</text:p>
      <text:p text:style-name="P56"/>
      <text:p text:style-name="P57"><text:span text:style-name="T11">export class </text:span>ImageUploadConfiguration <text:span text:style-name="T11">implements </text:span>IImageUploadConfiguration {</text:p>
      <text:p text:style-name="P64"><text:s text:c="2"/><text:span text:style-name="T13">public </text:span><text:span text:style-name="T21">addSectionHeader</text:span><text:span text:style-name="T20">: </text:span><text:span text:style-name="T13">string</text:span><text:span text:style-name="T20">;</text:span></text:p>
      <text:p text:style-name="P64"><text:s text:c="2"/><text:span text:style-name="T13">public </text:span><text:span text:style-name="T21">uploadedHeader</text:span><text:span text:style-name="T20">: </text:span><text:span text:style-name="T13">string</text:span><text:span text:style-name="T20">;</text:span></text:p>
      <text:p text:style-name="P64"><text:s text:c="2"/><text:span text:style-name="T13">public </text:span><text:span text:style-name="T21">buttonLabel</text:span><text:span text:style-name="T20">: </text:span><text:span text:style-name="T13">string</text:span><text:span text:style-name="T20">;</text:span></text:p>
      <text:p text:style-name="P64"><text:s text:c="2"/><text:span text:style-name="T13">public </text:span><text:span text:style-name="T21">accepts</text:span><text:span text:style-name="T20">: </text:span><text:span text:style-name="T13">string</text:span><text:span text:style-name="T20">[];</text:span></text:p>
      <text:p text:style-name="P64"><text:s text:c="2"/><text:span text:style-name="T13">public </text:span><text:span text:style-name="T21">maxFilesizeSum</text:span><text:span text:style-name="T20">: </text:span><text:span text:style-name="T13">number</text:span><text:span text:style-name="T20">;</text:span></text:p>
      <text:p text:style-name="P64"><text:span text:style-name="T20"/></text:p>
      <text:p text:style-name="P64"><text:s text:c="2"/><text:span text:style-name="T13">constructor</text:span><text:span text:style-name="T20">() {</text:span></text:p>
      <text:p text:style-name="P64"><text:s text:c="4"/><text:span text:style-name="T13">this</text:span><text:span text:style-name="T20">.</text:span><text:span text:style-name="T21">addSectionHeader </text:span><text:span text:style-name="T20">= </text:span><text:span text:style-name="T17">'Select Images:'</text:span><text:span text:style-name="T20">;</text:span></text:p>
      <text:p text:style-name="P64"><text:s text:c="4"/><text:span text:style-name="T13">this</text:span><text:span text:style-name="T20">.</text:span><text:span text:style-name="T21">uploadedHeader </text:span><text:span text:style-name="T20">= </text:span><text:span text:style-name="T17">'Uploaded Images:'</text:span><text:span text:style-name="T20">;</text:span></text:p>
      <text:p text:style-name="P64"><text:s text:c="4"/><text:span text:style-name="T13">this</text:span><text:span text:style-name="T20">.</text:span><text:span text:style-name="T21">buttonLabel </text:span><text:span text:style-name="T20">= </text:span><text:span text:style-name="T17">'Choose Image'</text:span><text:span text:style-name="T20">;</text:span></text:p>
      <text:p text:style-name="P64"><text:s text:c="4"/><text:span text:style-name="T13">this</text:span><text:span text:style-name="T20">.</text:span><text:span text:style-name="T21">accepts </text:span><text:span text:style-name="T20">= [</text:span><text:span text:style-name="T17">'image/*'</text:span><text:span text:style-name="T20">];</text:span></text:p>
      <text:p text:style-name="P64"><text:s text:c="4"/><text:span text:style-name="T13">this</text:span><text:span text:style-name="T20">.</text:span><text:span text:style-name="T21">maxFilesizeSum </text:span><text:span text:style-name="T20">= </text:span><text:span text:style-name="T13">null</text:span><text:span text:style-name="T20">;</text:span></text:p>
      <text:p text:style-name="P64"><text:s text:c="2"/><text:span text:style-name="T20">}</text:span></text:p>
      <text:p text:style-name="P67">}</text:p>
      <text:h text:style-name="Heading_20_3" text:outline-level="3">Beschrijving</text:h>
      <text:p text:style-name="P18">De ImageUploadConfiguratie model wordt gebruikt om alle configuratie elementen centraal te beheren. </text:p>
      <text:p text:style-name="P18">Implements geeft het gebruik van een interface aan. In dit geval staan in interface dezelfde als die in het model zijn opgenomen.</text:p>
      <text:p text:style-name="P18">In de constructor worden de default waarden geplaatst</text:p>
      <text:h text:style-name="Heading_20_3" text:outline-level="3">Waar gebruikt</text:h>
      <text:h text:style-name="Heading_20_3" text:outline-level="3">Acties</text:h>
      <text:p text:style-name="P18">Is het nodig om de velden nogmaals te benoemen is het niet voldoende om de interface te implemeten.</text:p>
      <text:p text:style-name="P18">Nee een interface geeft een beschrijving wat er in het model moet worden opgenomen.</text:p>
      <text:p text:style-name="Text_20_body"/>
      <text:p text:style-name="P17"/>
      <text:h text:style-name="P55" text:outline-level="2">Interface: Image-upload-config</text:h>
      <text:p text:style-name="P58"><text:span text:style-name="T11">export interface </text:span>IImageUploadConfiguration {</text:p>
      <text:p text:style-name="P64"><text:s text:c="2"/><text:span text:style-name="T21">addSectionHeader</text:span><text:span text:style-name="T20">?: </text:span><text:span text:style-name="T13">string</text:span><text:span text:style-name="T20">;</text:span></text:p>
      <text:p text:style-name="P64"><text:s text:c="2"/><text:span text:style-name="T21">uploadedHeader</text:span><text:span text:style-name="T20">?: </text:span><text:span text:style-name="T13">string</text:span><text:span text:style-name="T20">;</text:span></text:p>
      <text:p text:style-name="P64"><text:s text:c="2"/><text:span text:style-name="T21">buttonLabel</text:span><text:span text:style-name="T20">?: </text:span><text:span text:style-name="T13">string</text:span><text:span text:style-name="T20">;</text:span></text:p>
      <text:p text:style-name="P64"><text:s text:c="2"/><text:span text:style-name="T21">accepts</text:span><text:span text:style-name="T20">?: </text:span><text:span text:style-name="T13">string</text:span><text:span text:style-name="T20">[];</text:span></text:p>
      <text:p text:style-name="P64"><text:s text:c="2"/><text:span text:style-name="T21">maxFilesizeSum</text:span><text:span text:style-name="T20">?: </text:span><text:span text:style-name="T13">number</text:span><text:span text:style-name="T20">;</text:span></text:p>
      <text:p text:style-name="P67">}</text:p>
      <text:h text:style-name="Heading_20_3" text:outline-level="3">Beschrijving</text:h>
      <text:p text:style-name="P20">De interface geeft een beschrijving van het model, vandaar dat deze beschrijving onder de kop Models valt.</text:p>
      <text:p text:style-name="P21">Volgens de naam-conventie moet de interface naam beginnen met een hoofdletter i (I)</text:p>
      <text:p text:style-name="P20">De vraagteken geeft aan dat deze waarde NULL mag zijn</text:p>
      <text:h text:style-name="Heading_20_3" text:outline-level="3">Waar gebruikt</text:h>
      <text:p text:style-name="P20">Natuurlijk wordt deze interface gebruikt bij het model</text:p>
      <text:h text:style-name="Heading_20_3" text:outline-level="3">Acties</text:h>
      <text:p text:style-name="P20">Wat gebeurt er als een element niet wordt gebruikt</text:p>
      <text:p text:style-name="P20">Met en zonder vraagteken</text:p>
      <text:p text:style-name="P20"/>
      <text:h text:style-name="P50" text:outline-level="1">Enums</text:h>
      <text:p text:style-name="P19">Er wordt maar gebruikt van één enum namelijk ErrorType.</text:p>
      <text:p text:style-name="P19">In de enum wordt een keuzelijst met eventueel een alias opgenomen.</text:p>
      <text:h text:style-name="Heading_20_2" text:outline-level="2">Error-type</text:h>
      <text:p text:style-name="P56"><text:span text:style-name="T11">export enum </text:span>ErrorType {</text:p>
      <text:p text:style-name="P64"><text:s text:c="2"/><text:span text:style-name="T23">ExceedsUploadLimit</text:span></text:p>
      <text:p text:style-name="P67">}</text:p>
      <text:h text:style-name="Heading_20_3" text:outline-level="3">Beschrijving</text:h>
      <text:p text:style-name="P19">Er is maar een mogelijke waarde ‘ExceedsUploadLimit’</text:p>
      <text:h text:style-name="Heading_20_3" text:outline-level="3">Waar gebruikt</text:h>
      <text:h text:style-name="Heading_20_3" text:outline-level="3">Actie</text:h>
      <text:p text:style-name="P19">Eventueel mogelijke waarden uitbreiden, bijvoorbeeld met verkeerd extentie</text:p>
      <text:p text:style-name="P19">Welke waard heeft ExceedsUploadLlimt eigenlijk ??</text:p>
      <text:p text:style-name="P19"/>
      <text:p text:style-name="P19"/>
      <text:h text:style-name="P50" text:outline-level="1">Pipes</text:h>
      <text:p text:style-name="P22">Pipes zijn eigenlijk fucties die als een streem worden uitgevoerd. Erg handig voor conversies. Dat blijkt ook uit de opbouw van een pipe, hierin staat standaard één functie namelijk transform.</text:p>
      <text:p text:style-name="P24">Het is mogelijk om meerdere parameters door deze in de pipe te scheiden met dubbelepunt<text:span text:style-name="T31">(:).</text:span></text:p>
      <text:p text:style-name="P22">In deze applicatie wordt gebruikt van één pipe voor het weergeven van de bestandsgrootte.</text:p>
      <text:h text:style-name="Heading_20_2" text:outline-level="2">File-size</text:h>
      <text:p text:style-name="P56"><text:span text:style-name="T29">transform</text:span>(bytes: <text:span text:style-name="T11">number</text:span>, precision: <text:span text:style-name="T11">number</text:span>): <text:span text:style-name="T11">string</text:span></text:p>
      <text:h text:style-name="Heading_20_3" text:outline-level="3">Beschrijving</text:h>
      <text:p text:style-name="P23">In deze functie wordt de bestandsgrootte in bytes omgezet in een string met een eenheid. Deze eenheid is afhankelijk van de grootte. De precision geeft het aantal decimalen aan. </text:p>
      <text:p text:style-name="P23">Ik heb de conversie gewijzigd van toString naar toFixed omdat ander .0 niet wordt getoond.</text:p>
      <text:p text:style-name="P24">Voor het bepalen van de eenheid wordt herhaaldelijk gebruik gemaakt van if en else if. Dit blijkt de snelste methode te zijn.</text:p>
      <text:h text:style-name="Heading_20_3" text:outline-level="3">Waar gebruikt</text:h>
      <text:p text:style-name="P24">Image-upload.component.html</text:p>
      <text:p text:style-name="P59">{{<text:span text:style-name="T24">image</text:span>.<text:span text:style-name="T29">size </text:span>| <text:span text:style-name="T24">fileSize</text:span>:1}}</text:p>
      <text:p text:style-name="P24"/>
      <text:p text:style-name="P24">Wat je ziet is dat de image.size de pijp wordt ingestuurd met <text:span text:style-name="T31">parameter</text:span> 1</text:p>
      <text:h text:style-name="Heading_20_3" text:outline-level="3">Acties</text:h>
      <text:p text:style-name="P25">Wat niet in deze applicatie wordt gebruikt, maar je kan pipes ook in ts gebruiken. Uitzoeken hoe dat te gebruiken</text:p>
      <text:p text:style-name="P22"/>
      <text:p text:style-name="P19"/>
      <text:p text:style-name="P19"/>
      <text:h text:style-name="P50" text:outline-level="1">Components</text:h>
      <text:p text:style-name="P26">Er is één component waarin alle functionaliteit wordt samengebracht</text:p>
      <text:p text:style-name="P26">Door het gebruik van Angular-CLI heb ik het opgesplitst in losse bestanden HTML, CSS en TypeScript.</text:p>
      <text:p text:style-name="P26">Voor de beschrijving begin ik met de HTML gedeelte omdat dit het meest visueel is</text:p>
      <text:h text:style-name="Heading_20_2" text:outline-level="2">Image-Upload</text:h>
      <text:p text:style-name="P26">In dit component zit alles voor het weergeven van de afbeelding <text:span text:style-name="T32">en het uploaden van de het bestand</text:span></text:p>
      <text:h text:style-name="P54" text:outline-level="2"/>
      <text:h text:style-name="P55" text:outline-level="2">HTML</text:h>
      <text:p text:style-name="P27">Het html bestand is niet erg groot maar in plaats van het in één keer te tonen zal ik elke onderdeel appart beschrijven</text:p>
      <text:p text:style-name="P44"/>
      <text:p text:style-name="P65"><text:span text:style-name="T5">&lt;</text:span><text:span text:style-name="T14">h4 </text:span><text:span text:style-name="T37">*ngIf=</text:span><text:span text:style-name="T18">"</text:span><text:span text:style-name="T22">cd</text:span><text:span text:style-name="T18">.</text:span><text:span text:style-name="T22">viewModel</text:span><text:span text:style-name="T18">.</text:span><text:span text:style-name="T22">length</text:span><text:span text:style-name="T19"> </text:span><text:span text:style-name="T18">&gt; 0"</text:span><text:span text:style-name="T5">&gt;</text:span><text:span text:style-name="T4">{{</text:span><text:span text:style-name="T21">config</text:span><text:span text:style-name="T4">.</text:span><text:span text:style-name="T21">uploadedHeader</text:span><text:span text:style-name="T4">}}</text:span><text:span text:style-name="T5">&lt;/</text:span><text:span text:style-name="T14">h4</text:span><text:span text:style-name="T5">&gt;</text:span></text:p>
      <text:p text:style-name="P27"/>
      <text:p text:style-name="P27">Het element met *ngif wordt alleen <text:span text:style-name="T28">geladen</text:span> als deze true is. Dit is wat anders dan niet getoond. Je ziet dat duidelijk in de source wanneer de pagina is geladen.</text:p>
      <text:p text:style-name="P27"><text:tab/><text:span text:style-name="T38">&lt;!--template bindings={<text:line-break/><text:tab/> <text:s/>"ng-reflect-ng-if": null<text:line-break/><text:tab/>}--&gt;</text:span> <text:span text:style-name="T39">== $0</text:span></text:p>
      <text:p text:style-name="P27">Bij class=”hidden” of style=”<text:span text:style-name="T40">display:none</text:span>” wordt het element wel geladen maar is hij alleen niet zichtbaar. <text:span text:style-name="T40">(zie &lt;input type=”file”)</text:span></text:p>
      <text:p text:style-name="P28">In dit geval wordt er gekeken of er bestanden zijn geladen en als dat het geval is dan wordt uit de configuratie de tekst van de uploadedHeader getoond.</text:p>
      <text:p text:style-name="P43"/>
      <text:p text:style-name="P60"><text:span text:style-name="T33">&lt;</text:span><text:span text:style-name="T12">div </text:span><text:span text:style-name="T36">class=</text:span><text:span text:style-name="T16">"upload-item" </text:span><text:span text:style-name="T36">*ngFor=</text:span><text:span text:style-name="T16">"let image of </text:span><text:span text:style-name="T25">cd</text:span><text:span text:style-name="T16">.</text:span><text:span text:style-name="T25">viewModel</text:span><text:span text:style-name="T16">; let i = </text:span><text:span text:style-name="T25">index</text:span><text:span text:style-name="T16">;"</text:span><text:span text:style-name="T33">&gt;</text:span></text:p>
      <text:p text:style-name="P28"/>
      <text:p text:style-name="P34">Met ngFor loop je door een array. Alle elementen binnen de ngFor worden in de loop meegenomen.<text:line-break/>Je krijgt dus de image als object en i als de index waarde van het object in array van viewModel.</text:p>
      <text:p text:style-name="P39">Dit image object is gebaseerd op het ImageUpload model. Dus we hebben de data, fileName en size van de geuploaden afbeelding.</text:p>
      <text:p text:style-name="P35">– – – – – – –</text:p>
      <text:p text:style-name="P34">Je kan dit ook inpakken in een template elementen</text:p>
      <text:p text:style-name="P34">&lt;template ngFor let-item [ngForOf]=cd.viewModel let-i=”index”&gt;</text:p>
      <text:p text:style-name="P34">Dit vindt ik persoonlijk wel mooier/duidelijker, ik zie alleen nergens de image terug.</text:p>
      <text:p text:style-name="P45"/>
      <text:p text:style-name="P61"><draw:frame draw:style-name="fr3" draw:name="Afbeelding2" text:anchor-type="paragraph" svg:x="15.73cm" svg:y="-0.058cm" svg:width="0.476cm" svg:height="0.476cm" draw:z-index="2"><draw:image xlink:href="Pictures/1000000000000012000000127E89CE4CAD5D84C2.png" xlink:type="simple" xlink:show="embed" xlink:actuate="onLoad"/></draw:frame><text:span text:style-name="T33">&lt;</text:span><text:span text:style-name="T12">span </text:span><text:span text:style-name="T36">class=</text:span><text:span text:style-name="T16">"remove-upload" </text:span><text:span text:style-name="T36">(click)=</text:span><text:span text:style-name="T16">"</text:span><text:span text:style-name="T30">removeImage</text:span><text:span text:style-name="T16">(</text:span><text:span text:style-name="T25">i</text:span><text:span text:style-name="T16">)"</text:span><text:span text:style-name="T33">&gt;</text:span>×<text:span text:style-name="T33">&lt;/</text:span><text:span text:style-name="T12">span</text:span><text:span text:style-name="T33">&gt;</text:span></text:p>
      <text:p text:style-name="P29"/>
      <text:p text:style-name="P34">De layout van deze span wordt in de CSS bepaalt en is een rood k<text:span text:style-name="T42">ruisje. Als er op dit element wordt geklikt wordt de functie removeImage in de TypeScript aangeroepen. Niet de afbeelding maar de index wordt doorgegeven.</text:span></text:p>
      <text:p text:style-name="P46"/>
      <text:p text:style-name="P61"><text:span text:style-name="T33">&lt;</text:span><text:span text:style-name="T12">img </text:span><text:span text:style-name="T36">[src]=</text:span><text:span text:style-name="T16">"</text:span><text:span text:style-name="T25">image</text:span><text:span text:style-name="T16">.</text:span><text:span text:style-name="T25">data</text:span><text:span text:style-name="T16">" </text:span><text:span text:style-name="T36">style=</text:span><text:span text:style-name="T16">"</text:span><text:span text:style-name="T35">max-height</text:span>: <text:span text:style-name="T34">100</text:span><text:span text:style-name="T15">px</text:span>; <text:span text:style-name="T35">max-width</text:span>: <text:span text:style-name="T34">100</text:span><text:span text:style-name="T15">px</text:span>;<text:span text:style-name="T16">" </text:span><text:span text:style-name="T33">/&gt;</text:span></text:p>
      <text:p text:style-name="P29"/>
      <text:p text:style-name="P37"><text:soft-page-break/>de image.date is <text:span text:style-name="T43">date:"</text:span><text:a xlink:type="simple" xlink:href="data:image/jpeg;base64,/9j/4SYHRXhpZgAATU0AKgAAAAgAEA" text:style-name="Internet_20_link" text:visited-style-name="Visited_20_Internet_20_Link"><text:span text:style-name="T43">data:image/jpeg;base64,/9j/4SYHRXhpZgAATU0AKgAAAAgAEA</text:span></text:a><text:span text:style-name="T43">….”</text:span></text:p>
      <text:p text:style-name="P38">met [src] wordt gewoon gebruik gemaakt van de <text:a xlink:type="simple" xlink:href="https://nl.wikipedia.org/wiki/Inline_image" text:style-name="Internet_20_link" text:visited-style-name="Visited_20_Internet_20_Link">inline-image</text:a> functionaliteit, waardoor platte tekst die gecodeerd is met base64 als afbeelding wordt getoond.</text:p>
      <text:p text:style-name="P36">– – – – – – – – </text:p>
      <text:p text:style-name="P36">Ik vind eigenlijk dat de max-height en width ook uit de configuratie moet komen</text:p>
      <text:p text:style-name="P46"/>
      <text:p text:style-name="P61"><text:span text:style-name="T33">&lt;</text:span><text:span text:style-name="T12">p </text:span><text:span text:style-name="T36">class=</text:span><text:span text:style-name="T16">"upload-title"</text:span><text:span text:style-name="T33">&gt;</text:span>{{<text:span text:style-name="T24">image</text:span>.<text:span text:style-name="T24">fileName</text:span>}}<text:span text:style-name="T33">&lt;/</text:span><text:span text:style-name="T12">p</text:span><text:span text:style-name="T33">&gt;</text:span></text:p>
      <text:p text:style-name="P29"/>
      <text:p text:style-name="P41"><text:span text:style-name="T44">Dit is eenvoudig het tonen van de fileName propertie van de afbeelding. </text:span></text:p>
      <text:p text:style-name="P46"/>
      <text:p text:style-name="P61"><text:span text:style-name="T33">&lt;</text:span><text:span text:style-name="T12">p </text:span><text:span text:style-name="T36">class=</text:span><text:span text:style-name="T16">"upload-file-size"</text:span><text:span text:style-name="T33">&gt;</text:span>{{<text:span text:style-name="T24">image</text:span>.<text:span text:style-name="T29">size </text:span>| <text:span text:style-name="T24">fileSize</text:span>:1}}<text:span text:style-name="T33">&lt;/</text:span><text:span text:style-name="T12">p</text:span><text:span text:style-name="T33">&gt;</text:span></text:p>
      <text:p text:style-name="P29"/>
      <text:p text:style-name="P41"><text:span text:style-name="T44">Hier wordt de waarde van de afbeelding grootte door middel van de pipe fileSize geconverteerd naar een string.</text:span></text:p>
      <text:p text:style-name="P46"/>
      <text:p text:style-name="P61"><text:span text:style-name="T33">&lt;</text:span><text:span text:style-name="T12">h4</text:span><text:span text:style-name="T33">&gt;</text:span>{{<text:span text:style-name="T24">config</text:span>.<text:span text:style-name="T24">addSectionHeader</text:span>}}<text:span text:style-name="T33">&lt;/</text:span><text:span text:style-name="T12">h4</text:span><text:span text:style-name="T33">&gt;</text:span></text:p>
      <text:p text:style-name="P29"/>
      <text:p text:style-name="P29">Dit is niets bijzonders de addSectionHeader vanuit de configuratie wordt getoond.</text:p>
      <text:p text:style-name="P46"/>
      <text:p text:style-name="P61"><text:span text:style-name="T33">&lt;</text:span><text:span text:style-name="T12">input </text:span><text:span text:style-name="T36">type=</text:span><text:span text:style-name="T16">"file" </text:span><text:span text:style-name="T36">#fileUpload style=</text:span><text:span text:style-name="T16">"</text:span><text:span text:style-name="T35">display</text:span>: <text:span text:style-name="T15">none</text:span>;<text:span text:style-name="T16">" </text:span><text:span text:style-name="T36">[accept]=</text:span><text:span text:style-name="T16">"</text:span><text:span text:style-name="T25">config</text:span><text:span text:style-name="T16">.</text:span><text:span text:style-name="T25">accepts</text:span><text:span text:style-name="T16">" </text:span><text:span text:style-name="T36">(change)=</text:span><text:span text:style-name="T16">"</text:span><text:span text:style-name="T30">upload</text:span><text:span text:style-name="T16">(</text:span><text:span text:style-name="T26">fileUpload</text:span><text:span text:style-name="T16">.files, </text:span><text:span text:style-name="T26">fileUpload</text:span><text:span text:style-name="T16">)" </text:span><text:span text:style-name="T33">/&gt;</text:span></text:p>
      <text:p text:style-name="P29"/>
      <text:p text:style-name="P29">Dit gedeelte is waar de magic happens. Dit is een standaard HTML functionaliteit die hoort bij &lt;input type=”file” (<text:a xlink:type="simple" xlink:href="https://www.w3.org/TR/html-markup/input.file.html" text:style-name="Internet_20_link" text:visited-style-name="Visited_20_Internet_20_Link">input.file</text:a>)</text:p>
      <text:p text:style-name="P30">De id wordt in angular gezet door <text:s/>#, dus in dit geval heet dit element ‘fileUpload’.</text:p>
      <text:p text:style-name="P30">Aangezien de standaard layout niet mooi is <text:span text:style-name="T41">en we zelf de controle willen hebben, </text:span>wordt hij niet getoond <text:span text:style-name="T41">(style=”display:none;”)</text:span>. </text:p>
      <text:p text:style-name="P30"><draw:frame draw:style-name="fr1" draw:name="Frame1" text:anchor-type="char" svg:width="7.885cm" draw:z-index="0"><draw:text-box fo:min-height="0.979cm"><text:p text:style-name="Illustration"><draw:frame draw:style-name="fr2" draw:name="Afbeelding1" text:anchor-type="as-char" svg:width="7.885cm" style:rel-width="100%" svg:height="0.979cm" style:rel-height="scale" draw:z-index="1"><draw:image xlink:href="Pictures/100000000000012A00000025721F6A108FA409E8.png" xlink:type="simple" xlink:show="embed" xlink:actuate="onLoad"/></draw:frame><text:line-break/>Afbeelding <text:sequence text:ref-name="refIllustration0" text:name="Illustration" text:formula="ooow:Illustration+1" style:num-format="1">1</text:sequence>: De standaard upload button</text:p></draw:text-box></draw:frame></text:p>
      <text:p text:style-name="P30"/>
      <text:p text:style-name="P30"/>
      <text:p text:style-name="P30">Omdat hij wel geladen wordt, kunnen de functionaliteiten wel gebruikt worden.</text:p>
      <text:p text:style-name="P31">De parameter accept wordt meegegeven door [accept]. Deze methode van het meegeven van parameters heeft een naam en er zijn ook alternatieven.<text:line-break/>Ik heb alleen het idee dat deze niet werkt en alle bestanden wordt geupload</text:p>
      <text:p text:style-name="P31"><text:soft-page-break/>De onchange event wordt bij Angular afgevangen door (change). Hierdoor wordt de upload method in de TypeScript aangeroepen. Zowel het bestand als het hele object wordt als parameter meegestuurd.<text:line-break/>Als het goed is moeten er meerdere bestande tegelijkertijd kunnen worden geupload.</text:p>
      <text:p text:style-name="P31"/>
      <text:p text:style-name="P31"/>
      <text:p text:style-name="P47"/>
      <text:p text:style-name="P62"><text:span text:style-name="T33">&lt;</text:span><text:span text:style-name="T12">button </text:span><text:span text:style-name="T36">(click)=</text:span><text:span text:style-name="T16">"</text:span><text:span text:style-name="T26">fileUpload</text:span><text:span text:style-name="T16">.</text:span><text:span text:style-name="T30">click</text:span><text:span text:style-name="T16">();" </text:span><text:span text:style-name="T36">class=</text:span><text:span text:style-name="T16">"btn btn-primary"</text:span><text:span text:style-name="T33">&gt;&lt;</text:span><text:span text:style-name="T12">i </text:span><text:span text:style-name="T36">class=</text:span><text:span text:style-name="T16">"fa fa-upload"</text:span><text:span text:style-name="T33">&gt;&lt;/</text:span><text:span text:style-name="T12">i</text:span><text:span text:style-name="T33">&gt; {{</text:span><text:span text:style-name="T25">config</text:span><text:span text:style-name="T33">.</text:span><text:span text:style-name="T25">buttonLabel</text:span><text:span text:style-name="T33">}}&lt;/</text:span><text:span text:style-name="T12">button</text:span><text:span text:style-name="T33">&gt;</text:span></text:p>
      <text:p text:style-name="P66"><text:span text:style-name="T5"/></text:p>
      <text:p text:style-name="Text_20_body">Dit is de knop die zichtbaar is.</text:p>
      <text:p text:style-name="P32">Het enige wat hij doe wanneer hij gekikt wordt de andere verborgen knop fileUpload clikken.<text:line-break/>Dus deze onClick event triggered de onClick van de fileUpload knop.</text:p>
      <text:p text:style-name="P32">De class verwijst naar de standaard buttons van Bootstrap</text:p>
      <text:p text:style-name="P32">De &lt;i class=”fa fa-upload” geeft de afbeelding vanuit font-awesome van een upload icoon.</text:p>
      <text:p text:style-name="P32">De tekst op de button wordt gehaald uit de configuratie.</text:p>
      <text:p text:style-name="P48"/>
      <text:p text:style-name="P63"><text:span text:style-name="T33">&lt;</text:span><text:span text:style-name="T12">p </text:span><text:span text:style-name="T36">*ngIf=</text:span><text:span text:style-name="T16">"</text:span><text:span text:style-name="T25">config</text:span><text:span text:style-name="T16">.</text:span><text:span text:style-name="T25">accepts</text:span><text:span text:style-name="T16">.</text:span><text:span text:style-name="T30">indexOf</text:span><text:span text:style-name="T16">('image/*') === -1"</text:span><text:span text:style-name="T33">&gt;&lt;</text:span><text:span text:style-name="T12">small</text:span><text:span text:style-name="T33">&gt;</text:span>Accepted image formats: {{<text:span text:style-name="T24">config</text:span>.<text:span text:style-name="T24">accepts</text:span>}}<text:span text:style-name="T33">&lt;/</text:span><text:span text:style-name="T12">small</text:span><text:span text:style-name="T33">&gt;&lt;/</text:span><text:span text:style-name="T12">p</text:span><text:span text:style-name="T33">&gt;</text:span></text:p>
      <text:p text:style-name="P63"><text:span text:style-name="T33"/></text:p>
      <text:p text:style-name="Text_20_body">Ik weet niet of deze werkt, of dat de config.accepts leeg is</text:p>
      <text:p text:style-name="P33"/>
      <text:p text:style-name="P32"/>
      <text:p text:style-name="P32"/>
      <text:p text:style-name="P31"/>
      <text:p text:style-name="P29"/>
      <text:p text:style-name="P28"/>
      <text:p text:style-name="P28"/>
      <text:p text:style-name="P28"/>
      <text:p text:style-name="P27"/>
      <text:h text:style-name="P54" text:outline-level="2"/>
      <text:h text:style-name="P55" text:outline-level="2">TypeScript</text:h>
      <text:p text:style-name="P40">In de vorige paragraaf is beschreven hoe functies worden aangeroepen en welke waarden terugkomen.<text:line-break/>In deze paragraaf de aangeroepen functies verder beschreven.</text:p>
      <text:h text:style-name="P54" text:outline-level="2"/>
      <text:h text:style-name="P55" text:outline-level="2">CSS</text:h>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8T10:36:16.988000000</meta:creation-date>
    <dc:date>2016-11-29T12:07:34.853000000</dc:date>
    <meta:editing-duration>PT3H41M34S</meta:editing-duration>
    <meta:editing-cycles>31</meta:editing-cycles>
    <meta:generator>LibreOffice/5.2.3.3$Windows_x86 LibreOffice_project/d54a8868f08a7b39642414cf2c8ef2f228f780cf</meta:generator>
    <meta:document-statistic meta:table-count="0" meta:image-count="2" meta:object-count="0" meta:page-count="17" meta:paragraph-count="197" meta:word-count="1786" meta:character-count="12258" meta:non-whitespace-character-count="10443"/>
  </office:meta>
</office:document-meta>
</file>